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8889" officeooo:paragraph-rsid="00098889"/>
    </style:style>
    <style:style style:name="P2" style:family="paragraph" style:parent-style-name="Standard">
      <style:text-properties officeooo:rsid="000af1c3" officeooo:paragraph-rsid="000af1c3"/>
    </style:style>
    <style:style style:name="P3" style:family="paragraph" style:parent-style-name="Standard">
      <style:text-properties officeooo:rsid="000c4756" officeooo:paragraph-rsid="000c4756"/>
    </style:style>
    <style:style style:name="P4" style:family="paragraph" style:parent-style-name="Standard">
      <style:text-properties fo:font-weight="bold" officeooo:rsid="000af1c3" officeooo:paragraph-rsid="000af1c3" style:font-weight-asian="bold" style:font-weight-complex="bold"/>
    </style:style>
    <style:style style:name="P5" style:family="paragraph" style:parent-style-name="Standard">
      <style:text-properties fo:font-weight="bold" officeooo:rsid="000c4756" officeooo:paragraph-rsid="000c4756" style:font-weight-asian="bold" style:font-weight-complex="bold"/>
    </style:style>
    <style:style style:name="P6" style:family="paragraph" style:parent-style-name="Standard">
      <style:text-properties fo:font-weight="normal" officeooo:rsid="000c4756" officeooo:paragraph-rsid="000c4756" style:font-weight-asian="normal" style:font-weight-complex="normal"/>
    </style:style>
    <style:style style:name="P7" style:family="paragraph" style:parent-style-name="Standard">
      <style:text-properties fo:font-weight="normal" officeooo:rsid="000d75f6" officeooo:paragraph-rsid="000d75f6" style:font-weight-asian="normal" style:font-weight-complex="normal"/>
    </style:style>
    <style:style style:name="P8" style:family="paragraph" style:parent-style-name="Standard">
      <style:text-properties officeooo:rsid="001398c0" officeooo:paragraph-rsid="001398c0"/>
    </style:style>
    <style:style style:name="P9" style:family="paragraph" style:parent-style-name="Standard">
      <style:text-properties officeooo:rsid="000c4756" officeooo:paragraph-rsid="000c4756"/>
    </style:style>
    <style:style style:name="P10" style:family="paragraph" style:parent-style-name="Standard">
      <style:text-properties officeooo:rsid="00194b37" officeooo:paragraph-rsid="00194b37"/>
    </style:style>
    <style:style style:name="P11" style:family="paragraph" style:parent-style-name="Standard">
      <style:text-properties officeooo:rsid="001398c0" officeooo:paragraph-rsid="001bfa32"/>
    </style:style>
    <style:style style:name="P12" style:family="paragraph" style:parent-style-name="Standard">
      <style:text-properties officeooo:rsid="001c34d0" officeooo:paragraph-rsid="001c34d0"/>
    </style:style>
    <style:style style:name="T1" style:family="text">
      <style:text-properties style:text-position="super 58%"/>
    </style:style>
    <style:style style:name="T2" style:family="text">
      <style:text-properties officeooo:rsid="000f657f"/>
    </style:style>
    <style:style style:name="T3" style:family="text">
      <style:text-properties officeooo:rsid="00158f8b"/>
    </style:style>
    <style:style style:name="T4" style:family="text">
      <style:text-properties officeooo:rsid="001801c0"/>
    </style:style>
    <style:style style:name="T5" style:family="text">
      <style:text-properties officeooo:rsid="00194b37"/>
    </style:style>
    <style:style style:name="T6" style:family="text">
      <style:text-properties officeooo:rsid="00199470"/>
    </style:style>
    <style:style style:name="T7" style:family="text">
      <style:text-properties officeooo:rsid="001bfa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302 Data Visualization</text:p>
      <text:p text:style-name="P1">Jingyang Zhang</text:p>
      <text:p text:style-name="P1">June 3<text:span text:style-name="T1">rd</text:span>, 2020</text:p>
      <text:p text:style-name="P1">Final Project Memo</text:p>
      <text:p text:style-name="P1"/>
      <text:p text:style-name="P1"/>
      <text:p text:style-name="P4">What is the core concept(s) or insight(s) into the data that you believe the visualization communicates?</text:p>
      <text:p text:style-name="P2"/>
      <text:p text:style-name="P3">Visualize COVID19 <text:span text:style-name="T4">cumulative </text:span>cases (i.e confirmed cases, recovered cases, and deaths cases) on a geographical map allow communication of the following core concepts:</text:p>
      <text:p text:style-name="P3"/>
      <text:p text:style-name="P3">1. Is there an<text:span text:style-name="T5">y</text:span> association between geographical location of a country and the number of cases the country has? For example, do we observe geographical clusters of which countries with higher number of cases are surrounded by countries with higher number of cases?</text:p>
      <text:p text:style-name="P3"/>
      <text:p text:style-name="P10">Based on the visualization, it seems like <text:span text:style-name="T6">it is not always the case that countries with higher number of cases will be surrounded by countries with higher number of cases. For example, countries surrounding South Africa do not have number of cases as high as South Africa. Potential explanation could be due to lack of testing or inaccurate report of cases in those surrounding countries. It could also be that there are not much traveling and/or trading between the country with high number of cases and its surrounding countries. </text:span></text:p>
      <text:p text:style-name="P10"/>
      <text:p text:style-name="P10"/>
      <text:p text:style-name="P11">2. The bar chart <text:span text:style-name="T7">displays the top ten countries with the most COVID 19 cases </text:span><text:s/>(i.e. confirmed cases, recovered cases, and deaths cases). <text:span text:style-name="T7">It shows that whether there is one or more countries with significantly higher numbers of cases among the top ten countries. For example, China has significantly higher numbers of cases comparing to any other countries at the beginning (roughly from Jan 22, 2020 to the end of March). Then from April, the US starting to have significantly higher numbers of cases comparing to any other countries.</text:span></text:p>
      <text:p text:style-name="P11"/>
      <text:p text:style-name="P12">The bar chart also allows us to see the rate of changes in the numbers of cases of the top ten countries. For example, Italy faced a rapid growth in numbers of cases roughly from early March and the US faced a rapid growth roughly from mid March. </text:p>
      <text:p text:style-name="P8"/>
      <text:p text:style-name="P3"/>
      <text:p text:style-name="P5">Choice of widgets: two widgets are used in this visualization project and they are used for:</text:p>
      <text:p text:style-name="P5"/>
      <text:p text:style-name="P6">1. Selection menu: the selection menu allows the user to select which type of COVID 19 cases to display on the map. The three available options are: number of confirmed cases, number of recovered cases, and number of deaths cases.</text:p>
      <text:p text:style-name="P6"/>
      <text:p text:style-name="P7">2. Date slider: the date slider allows the user to either display COVID 19 cases on the map for a specific date or to see changes in number of COVID 19 cases geographically along time. <text:span text:style-name="T2">This allows the user to observe both the geographic trend of the number of COVID 19 cases (i.e. how does the COVID19 outbreak spread geographically?) and the time trend (i.e. how does the number COVID 19 cases change as time goes?)</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1:39:45.462000000</meta:creation-date>
    <meta:generator>Trio_Office/6.2.8.2$Windows_x86 LibreOffice_project/</meta:generator>
    <dc:date>2020-06-07T11:20:22.300000000</dc:date>
    <meta:editing-duration>PT54M27S</meta:editing-duration>
    <meta:editing-cycles>16</meta:editing-cycles>
    <meta:document-statistic meta:table-count="0" meta:image-count="0" meta:object-count="0" meta:page-count="1" meta:paragraph-count="13" meta:word-count="451" meta:character-count="2656" meta:non-whitespace-character-count="2215"/>
  </office:meta>
</office:document-meta>
</file>